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8B000021E2A45F2EE8.svm"/>
  <manifest:file-entry manifest:media-type="" manifest:full-path="Pictures/200000070000152E0000051686A0F706.svm"/>
  <manifest:file-entry manifest:media-type="" manifest:full-path="Pictures/2000000700001FC40000159A83E2C013.svm"/>
  <manifest:file-entry manifest:media-type="image/png" manifest:full-path="Pictures/10000000000000960000004012D523D9.png"/>
  <manifest:file-entry manifest:media-type="image/png" manifest:full-path="Pictures/10000000000000580000001FBF356B4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, Helvetica, 'Bitstream Vera Sans', sans-serif"/>
    <style:font-face style:name="OpenSymbol" svg:font-family="OpenSymbol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p">
      <style:text-properties fo:font-weight="bold" style:font-weight-asian="bold" style:font-weight-complex="bold"/>
    </style:style>
    <style:style style:name="P4" style:family="paragraph" style:parent-style-name="h2">
      <style:paragraph-properties fo:break-before="column"/>
    </style:style>
    <style:style style:name="P5" style:family="paragraph" style:parent-style-name="h2">
      <style:text-properties fo:font-style="italic"/>
    </style:style>
    <style:style style:name="P6" style:family="paragraph" style:parent-style-name="li1b" style:list-style-name="li1b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31f2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3" draw:name="graphics4" text:anchor-type="paragraph" svg:x="0.36cm" svg:y="0.875cm" svg:width="1.535cm" svg:height="2.274cm" draw:z-index="5"><draw:image xlink:href="Pictures/200000070000148B000021E2A45F2EE8.svm" xlink:type="simple" xlink:show="embed" xlink:actuate="onLoad"/></draw:frame></text:p>
      <text:p text:style-name="Subtitle"><draw:frame draw:style-name="fr4" draw:name="graphics5" text:anchor-type="paragraph" svg:x="2.374cm" svg:y="0.032cm" svg:width="5.332cm" svg:height="1.351cm" draw:z-index="6"><draw:image xlink:href="Pictures/200000070000152E0000051686A0F706.svm" xlink:type="simple" xlink:show="embed" xlink:actuate="onLoad"/></draw:frame></text:p>
      <text:p text:style-name="Subtitle">Web GIS framework</text:p>
      <text:p text:style-name="p"><text:span text:style-name="T3">Geomajas is the extensible open source web mapping framework, enabling integrated GIS solutions for businesses and government. It has sophisticated capabilities for displaying and managing geospatial information. Its </text:span><text:span text:style-name="Strong_20_Emphasis"><text:span text:style-name="T3">modular design </text:span></text:span><text:span text:style-name="T3">makes it easily extensible, while a </text:span><text:span text:style-name="Strong_20_Emphasis"><text:span text:style-name="T3">client-server architecture </text:span></text:span><text:span text:style-name="T3">guarantees endless scalability.</text:span></text:p>
      <text:p text:style-name="p">The focus of Geomajas is to provide a platform for server-side integration of geospatial data, allowing multiple users to control and manage the data from within their own browsers. <text:span text:style-name="T3">This means that you apply your security and business logic on the server before anything gets send to the client, resulting in robust applications and a </text:span><text:span text:style-name="Strong_20_Emphasis"><text:span text:style-name="T3">real thin client</text:span></text:span><text:span text:style-name="T3">.</text:span><text:span text:style-name="T4"> </text:span></text:p>
      <text:p text:style-name="p">In essence, Geomajas provides a set of powerful building blocks, from which the most complex GIS applications can easily be built.</text:p>
      <text:p text:style-name="Text_20_body"><draw:frame draw:style-name="fr4" draw:name="graphics1" text:anchor-type="paragraph" svg:x="-0.002cm" svg:y="0.697cm" svg:width="8.264cm" svg:height="5.973cm" draw:z-index="0"><draw:image xlink:href="Pictures/2000000700001FC40000159A83E2C013.svm" xlink:type="simple" xlink:show="embed" xlink:actuate="onLoad"/></draw:frame></text:p>
      <text:h text:style-name="P4" text:outline-level="1">Core Features:</text:h>
      <text:list xml:id="list32233237" text:style-name="li1b">
        <text:list-item>
          <text:p text:style-name="P6">Integrated client-server architecture</text:p>
        </text:list-item>
        <text:list-item>
          <text:p text:style-name="P6">Geometry and attribute editing</text:p>
        </text:list-item>
        <text:list-item>
          <text:p text:style-name="P6">Custom attribute definitions</text:p>
        </text:list-item>
        <text:list-item>
          <text:p text:style-name="P6">Advanced querying capabilities (CQL)</text:p>
        </text:list-item>
        <text:list-item>
          <text:p text:style-name="P6">Out-of-the-box security</text:p>
        </text:list-item>
        <text:list-item>
          <text:p text:style-name="P6">Printing functionality</text:p>
        </text:list-item>
        <text:list-item>
          <text:p text:style-name="P6">Extensible plug-in mechanism</text:p>
        </text:list-item>
        <text:list-item>
          <text:p text:style-name="P6">Multiple front-end technologies</text:p>
        </text:list-item>
        <text:list-item>
          <text:p text:style-name="P6">Cross browser support, without the need for browser plug-ins.</text:p>
        </text:list-item>
      </text:list>
      <text:h text:style-name="P5" text:outline-level="1">Implemented Standards:</text:h>
      <text:list xml:id="list33210515" text:continue-numbering="true" text:style-name="li1b">
        <text:list-item>
          <text:p text:style-name="P6">Web Map Service (WMS)</text:p>
        </text:list-item>
        <text:list-item>
          <text:p text:style-name="P6">Web Feature Service (WFS, WFS-T 1.0)</text:p>
        </text:list-item>
      </text:list>
      <text:h text:style-name="P5" text:outline-level="1">Details:</text:h>
      <text:p text:style-name="p"><text:span text:style-name="T1">Home: </text:span><text:a xlink:type="simple" xlink:href="http://postgis.refractions.net/"><text:span text:style-name="T1">http://www.geomajas.org/</text:span></text:a><text:span text:style-name="T1"> </text:span></text:p>
      <text:p text:style-name="p"><text:span text:style-name="T1">Licence</text:span>: AGPL</text:p>
      <text:p text:style-name="p"><text:span text:style-name="T1">Maturity</text:span>: 3 stars (stable)</text:p>
      <text:p text:style-name="P3">Supported Platforms<text:span text:style-name="T2">: Windows, Linux, Mac</text:span></text:p>
      <text:p text:style-name="P3">API Interfaces for<text:span text:style-name="T2">: Java</text:span></text:p>
      <text:p text:style-name="p"><text:span text:style-name="T1">Commercial Support</text:span>:</text:p>
      <text:p text:style-name="p"><text:a xlink:type="simple" xlink:href="http://www.osgeo.org/search_profile">http://www.osgeo.org/search_profile</text:a></text:p>
      <text:p text:style-name="p"/>
      <text:p text:style-name="p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, Helvetica, 'Bitstream Vera Sans', sans-serif"/>
    <style:font-face style:name="OpenSymbol" svg:font-family="OpenSymbol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" style:family="paragraph" style:parent-style-name="Standard">
      <style:paragraph-properties fo:margin-left="0cm" fo:margin-right="0cm" fo:margin-top="0.42cm" fo:margin-bottom="0cm" fo:text-align="start" style:justify-single-word="false" fo:text-indent="0cm" style:auto-text-indent="false">
        <style:tab-stops/>
      </style:paragraph-properties>
      <style:text-properties style:font-name="Times New Roman" fo:font-size="12pt" fo:font-style="normal" style:font-size-asian="10.5pt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1" style:next-style-name="Subtitle" style:default-outline-level="1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1" style:family="paragraph" style:parent-style-name="Heading_20_1" style:next-style-name="p" style:default-outline-level="" style:list-style-name="">
      <style:paragraph-properties fo:margin-top="0.921cm" fo:margin-bottom="0.349cm" fo:keep-with-next="always"/>
      <style:text-properties style:font-name="Helvetica-Narrow" fo:font-size="18pt"/>
    </style:style>
    <style:style style:name="h2" style:family="paragraph" style:parent-style-name="h1">
      <style:text-properties fo:font-style="italic"/>
    </style:style>
    <style:style style:name="li2b" style:family="paragraph" style:parent-style-name="li1b" style:list-style-name="li1b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1b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width="3.969cm" svg:height="1.693cm" draw:z-index="2"><draw:image xlink:href="Pictures/10000000000000960000004012D523D9.png" xlink:type="simple" xlink:show="embed" xlink:actuate="onLoad"/></draw:frame></text:p>
      </style:header>
      <style:footer>
        <text:p text:style-name="MP2"><text:s/><draw:frame draw:style-name="Mfr2" draw:name="graphics3" text:anchor-type="as-char" svg:width="2.328cm" svg:height="0.82cm" draw:z-index="4"><draw:image xlink:href="Pictures/10000000000000580000001FBF356B46.png" xlink:type="simple" xlink:show="embed" xlink:actuate="onLoad"/></draw:frame> <text:s text:c="22"/>Open Source Geospatial Foundation <text:a xlink:type="simple" xlink:href="http://osgeo.org/">http://osgeo.org</text:a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meron Shorter</meta:initial-creator>
    <meta:creation-date>2010-05-22T18:58:32</meta:creation-date>
    <dc:date>2010-07-02T13:08:23.54</dc:date>
    <dc:creator>Pieter De Graef</dc:creator>
    <meta:editing-duration>PT38H53M38S</meta:editing-duration>
    <meta:editing-cycles>26</meta:editing-cycles>
    <meta:generator>OpenOffice.org/3.1$Win32 OpenOffice.org_project/310m19$Build-9420</meta:generator>
    <meta:document-statistic meta:table-count="0" meta:image-count="5" meta:object-count="0" meta:page-count="2" meta:paragraph-count="27" meta:word-count="207" meta:character-count="1498"/>
    <meta:user-defined meta:name="Info 1"/>
    <meta:user-defined meta:name="Info 2"/>
    <meta:user-defined meta:name="Info 3"/>
    <meta:user-defined meta:name="Info 4"/>
    <meta:user-defined meta:name="chkDraft" meta:value-type="boolean">true</meta:user-defined>
    <meta:user-defined meta:name="chkNewEntry" meta:value-type="boolean">true</meta:user-defined>
    <meta:user-defined meta:name="chkPDF" meta:value-type="boolean">false</meta:user-defined>
    <meta:user-defined meta:name="chkTableOfContents" meta:value-type="boolean">false</meta:user-defined>
    <meta:user-defined meta:name="chkTitle" meta:value-type="boolean">true</meta:user-defined>
    <meta:user-defined meta:name="filSaveDir"/>
    <meta:user-defined meta:name="filTemplate"/>
    <meta:user-defined meta:name="optAuthType">Basic</meta:user-defined>
    <meta:user-defined meta:name="txtAtomPubUrl"/>
    <meta:user-defined meta:name="txtAuthor"/>
    <meta:user-defined meta:name="txtCategories"/>
    <meta:user-defined meta:name="txtSummary"/>
    <meta:user-defined meta:name="txtTitle"/>
    <meta:user-defined meta:name="txtUsername"/>
  </office:meta>
</office:document-meta>
</file>